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0074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067dab" officeooo:paragraph-rsid="00067dab"/>
    </style:style>
    <style:style style:name="P4" style:family="paragraph" style:parent-style-name="Standard">
      <style:text-properties fo:language="en" fo:country="US" officeooo:paragraph-rsid="00080074"/>
    </style:style>
    <style:style style:name="P5" style:family="paragraph" style:parent-style-name="Standard">
      <style:text-properties fo:language="en" fo:country="US" officeooo:rsid="00080074" officeooo:paragraph-rsid="00080074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a jpa</text:p>
      <text:p text:style-name="P5"/>
      <text:p text:style-name="P5"/>
      <text:p text:style-name="P5"><text:a xlink:type="simple" xlink:href="https://spring.io/blog/2011/04/26/advanced-spring-data-jpa-specifications-and-querydsl/" text:style-name="Internet_20_link" text:visited-style-name="Visited_20_Internet_20_Link">https://spring.io/blog/2011/04/26/advanced-spring-data-jpa-specifications-and-querydsl/</text:a> </text:p>
      <text:p text:style-name="P5"/>
      <text:p text:style-name="P5"><text:a xlink:type="simple" xlink:href="https://www.boraji.com/hibernate-5-criteria-query-example" text:style-name="Internet_20_link" text:visited-style-name="Visited_20_Internet_20_Link">https://www.boraji.com/hibernate-5-criteria-query-exampl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7:58:10.574000000</meta:creation-date>
    <dc:date>2019-10-05T07:44:35.709000000</dc:date>
    <meta:editing-duration>P8DT8H31M18S</meta:editing-duration>
    <meta:editing-cycles>2</meta:editing-cycles>
    <meta:generator>Neat_Office/6.1.3.2$Windows_x86 LibreOffice_project/</meta:generator>
    <meta:document-statistic meta:table-count="0" meta:image-count="0" meta:object-count="0" meta:page-count="1" meta:paragraph-count="3" meta:word-count="4" meta:character-count="154" meta:non-whitespace-character-count="151"/>
  </office:meta>
</office:document-meta>
</file>